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ebc5" officeooo:paragraph-rsid="0016ebc5"/>
    </style:style>
    <style:style style:name="P2" style:family="paragraph" style:parent-style-name="Standard">
      <style:paragraph-properties fo:text-align="start" style:justify-single-word="false"/>
      <style:text-properties officeooo:rsid="0016ebc5" officeooo:paragraph-rsid="0016ebc5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6ebc5" officeooo:paragraph-rsid="0016eb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2 – Customer Day</text:p>
      <text:p text:style-name="P2"/>
      <text:p text:style-name="P2"/>
      <text:list xml:id="list3784269431" text:style-name="L2">
        <text:list-item>
          <text:p text:style-name="P3">Original Goals</text:p>
          <text:p text:style-name="P3"/>
        </text:list-item>
        <text:list-item>
          <text:p text:style-name="P3">Overview</text:p>
          <text:p text:style-name="P3"/>
        </text:list-item>
        <text:list-item>
          <text:p text:style-name="P3">Software Progress</text:p>
          <text:list>
            <text:list-item>
              <text:p text:style-name="P3">Issues</text:p>
            </text:list-item>
          </text:list>
          <text:p text:style-name="P3"/>
        </text:list-item>
        <text:list-item>
          <text:p text:style-name="P3">Hardware Progress</text:p>
          <text:list>
            <text:list-item>
              <text:p text:style-name="P3">Issues </text:p>
            </text:list-item>
          </text:list>
          <text:p text:style-name="P3"/>
        </text:list-item>
        <text:list-item>
          <text:p text:style-name="P3">Neural Network</text:p>
          <text:list>
            <text:list-item>
              <text:p text:style-name="P3">Issues</text:p>
              <text:list>
                <text:list-item>
                  <text:p text:style-name="P3">Real Time </text:p>
                </text:list-item>
                <text:list-item>
                  <text:p text:style-name="P3">YOLO</text:p>
                </text:list-item>
              </text:list>
            </text:list-item>
          </text:list>
        </text:list-item>
      </text:list>
      <text:p text:style-name="P2"/>
      <text:list xml:id="list120157721800495" text:continue-numbering="true" text:style-name="L2">
        <text:list-item>
          <text:p text:style-name="P3">Neẁ Requirements</text:p>
          <text:p text:style-name="P3"/>
        </text:list-item>
        <text:list-item>
          <text:p text:style-name="P3">Next Iteration </text:p>
          <text:list>
            <text:list-item>
              <text:p text:style-name="P3">Targets</text:p>
            </text:list-item>
            <text:list-item>
              <text:p text:style-name="P3">Agreement of Priorities</text:p>
            </text:list-item>
          </text:list>
        </text:list-item>
      </text:list>
      <text:p text:style-name="P2"/>
      <text:list xml:id="list120158846209681" text:continue-numbering="true" text:style-name="L2">
        <text:list-item>
          <text:p text:style-name="P3">Documentation of priorities</text:p>
        </text:list-item>
      </text:list>
      <text:p text:style-name="P2"/>
      <text:list xml:id="list120158113873728" text:continue-numbering="true" text:style-name="L2">
        <text:list-item>
          <text:p text:style-name="P3">What can we do better</text:p>
          <text:p text:style-name="P3"/>
        </text:list-item>
        <text:list-item>
          <text:p text:style-name="P3">Ques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1:37:26.236705951</meta:creation-date>
    <dc:date>2018-11-28T12:01:57.247421377</dc:date>
    <meta:editing-duration>PT24M3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4" meta:word-count="58" meta:character-count="264" meta:non-whitespace-character-count="243"/>
  </office:meta>
</office:document-meta>
</file>